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f29" officeooo:paragraph-rsid="0011ef29"/>
    </style:style>
    <style:style style:name="P2" style:family="paragraph" style:parent-style-name="Standard">
      <style:text-properties style:text-line-through-style="solid" style:text-line-through-type="single" officeooo:rsid="0011ef29" officeooo:paragraph-rsid="0011ef29"/>
    </style:style>
    <style:style style:name="P3" style:family="paragraph" style:parent-style-name="Standard">
      <style:text-properties fo:color="#009900" officeooo:rsid="0017e263" officeooo:paragraph-rsid="0017e263"/>
    </style:style>
    <style:style style:name="P4" style:family="paragraph" style:parent-style-name="Standard">
      <style:text-properties fo:color="#009900" officeooo:rsid="001e64c3" officeooo:paragraph-rsid="001e64c3"/>
    </style:style>
    <style:style style:name="P5" style:family="paragraph" style:parent-style-name="Standard">
      <style:text-properties fo:color="#009900" style:text-line-through-style="none" style:text-line-through-type="none" officeooo:rsid="00242f58" officeooo:paragraph-rsid="00242f58"/>
    </style:style>
    <style:style style:name="P6" style:family="paragraph" style:parent-style-name="Standard">
      <style:text-properties fo:color="#009900" officeooo:rsid="00242f58" officeooo:paragraph-rsid="00242f58"/>
    </style:style>
    <style:style style:name="P7" style:family="paragraph" style:parent-style-name="Standard">
      <style:text-properties officeooo:paragraph-rsid="00244f19"/>
    </style:style>
    <style:style style:name="P8" style:family="paragraph" style:parent-style-name="Standard">
      <style:text-properties style:text-line-through-style="solid" style:text-line-through-type="single" officeooo:rsid="0011ef29" officeooo:paragraph-rsid="0011ef29"/>
    </style:style>
    <style:style style:name="P9" style:family="paragraph" style:parent-style-name="Standard">
      <style:text-properties style:text-line-through-style="none" style:text-line-through-type="none" officeooo:rsid="00292ec2" officeooo:paragraph-rsid="00292ec2"/>
    </style:style>
    <style:style style:name="P10" style:family="paragraph" style:parent-style-name="Standard">
      <style:text-properties style:text-line-through-style="none" style:text-line-through-type="none" fo:font-size="10pt" officeooo:rsid="00292ec2" officeooo:paragraph-rsid="00292ec2"/>
    </style:style>
    <style:style style:name="P11" style:family="paragraph" style:parent-style-name="Standard">
      <style:text-properties fo:color="#009900" style:text-line-through-style="none" style:text-line-through-type="none" fo:font-size="10pt" officeooo:rsid="00292ec2" officeooo:paragraph-rsid="00292ec2"/>
    </style:style>
    <style:style style:name="P1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text-line-through-style="none" style:text-line-through-type="none" officeooo:rsid="00292ec2" officeooo:paragraph-rsid="0011ef29"/>
    </style:style>
    <style:style style:name="T1" style:family="text">
      <style:text-properties fo:color="#009900"/>
    </style:style>
    <style:style style:name="T2" style:family="text">
      <style:text-properties fo:color="#009900" officeooo:rsid="00242f58"/>
    </style:style>
    <style:style style:name="T3" style:family="text">
      <style:text-properties fo:color="#009900" officeooo:rsid="00244f19"/>
    </style:style>
    <style:style style:name="T4" style:family="text">
      <style:text-properties fo:color="#009900" officeooo:rsid="00252fdf"/>
    </style:style>
    <style:style style:name="T5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would like to compliment the PC for the very nice written draft. </text:p>
      <text:p text:style-name="P1">We have <text:s/>looked at the draft and your replies to the institute comments. </text:p>
      <text:p text:style-name="P1">Basically, all of them were taken into account but we have a couple of </text:p>
      <text:p text:style-name="P1">additional comments. </text:p>
      <text:p text:style-name="P6">Thank you!</text:p>
      <text:p text:style-name="P1"><text:s/></text:p>
      <text:p text:style-name="P1">First comment is about Omega^- peak (L.350). It seems to me that it would </text:p>
      <text:p text:style-name="P1">reasonable to add a sentence about the height of the Omega^- peak. It is </text:p>
      <text:p text:style-name="P1">interesting that the height depends on the radius. The height increases with </text:p>
      <text:p text:style-name="P1">decreasing radius. One could also estimate how much the resonance yield is </text:p>
      <text:p text:style-name="P1">modified for different radii, but up to you whether to include this or not. </text:p>
      <text:p text:style-name="P7"><text:span text:style-name="T2">I am aware that the peak is predicted to be inversely related to the volume </text:span><text:span text:style-name="T3">(</text:span><text:span text:style-name="T1">https://doi.org/10.1134/S1547477111090226</text:span><text:span text:style-name="T3">)</text:span><text:span text:style-name="T2">, but I am not terribly familiar with this concept, therefore I will leave this out of the paper.</text:span></text:p>
      <text:p text:style-name="P1"><text:s/></text:p>
      <text:p text:style-name="P1"><text:s/></text:p>
      <text:p text:style-name="P2">line 30: affirm -&gt; affirms (verb related to dependence) </text:p>
      <text:p text:style-name="P1"><text:s/></text:p>
      <text:p text:style-name="P1"><text:s/></text:p>
      <text:p text:style-name="P2">L58, L329-335 and Appendix A (also the WUT team asked a question here). </text:p>
      <text:p text:style-name="P2">This method was used as alternative to the standard event mixing in one of the </text:p>
      <text:p text:style-name="P2">first publications of the ALICE collaboration on femtoscopy </text:p>
      <text:p text:style-name="P2">[PhysRevD82,052001(2010)]. <text:s/></text:p>
      <text:p text:style-name="P2">Please include this citation. </text:p>
      <text:p text:style-name="P5">Citation added.</text:p>
      <text:p text:style-name="P1"/>
      <text:p text:style-name="P2">Also, it is also not mentioned how the method works for other pairs of </text:p>
      <text:p text:style-name="P2">particles ΛK-, ΛK0S. Can you add some lines mentioning the effect on the other <text:s/></text:p>
      <text:p text:style-name="P2">hyperon-kaon combinations, maybe referring to the final correlation figure </text:p>
      <text:p text:style-name="P2">where one can see that the global fit works very well? </text:p>
      <text:p text:style-name="P1"><text:s/><text:span text:style-name="T4">Sentence added in appendix.</text:span></text:p>
      <text:p text:style-name="P1"><text:s/></text:p>
      <text:p text:style-name="P2">line 147: Lambda puritiy in text is 95% but in the fig.1 it is 95.9% which is </text:p>
      <text:p text:style-name="P2">96% (K0 is ok in this sense) </text:p>
      <text:p text:style-name="P1"><text:s/></text:p>
      <text:p text:style-name="P2">L169: The two-particle correlation function for particles a and b -&gt; (maybe, </text:p>
      <text:p text:style-name="P2">say simply) The correlation function for particles a and b </text:p>
      <text:p text:style-name="P1"><text:s/></text:p>
      <text:p text:style-name="P2">L169, Eq.(1): The "p" letters with arrows denote 3-vectors. However, further </text:p>
      <text:p text:style-name="P2">in the text bold letters are used to denote 3-vectors as well. Maybe, it would be </text:p>
      <text:p text:style-name="P2">logical to use bold letters in L169, Eq.(1) as well? </text:p>
      <text:p text:style-name="P3">I believe this has already been corrected in the most recent version (v7), but please let me know if I’m missing a case.</text:p>
      <text:p text:style-name="P1"><text:s/></text:p>
      <text:p text:style-name="P2">Table 2: Lambda selection -&gt; Lambda [AntiLambda] selection </text:p>
      <text:p text:style-name="P1"><text:s/></text:p>
      <text:p text:style-name="P2">Figure 1 caption: ppi+ -&gt; ppi- </text:p>
      <text:p text:style-name="P1"><text:s/></text:p>
      <text:p text:style-name="P2">Eq.(2): either d^3{r} or d{bold r} </text:p>
      <text:p text:style-name="P2"><text:soft-page-break/>line 173 and eq. 1: d in \rm ? But I do not mind to leave it.. </text:p>
      <text:p text:style-name="P2">eq. 2: d in \rm ? </text:p>
      <text:p text:style-name="P1"><text:s/></text:p>
      <text:p text:style-name="P2">Table 5: -0.60, -5.23 and -1.85: minus sign in math mode? <text:s/></text:p>
      <text:p text:style-name="P1"/>
      <text:p text:style-name="P1"><text:span text:style-name="T5">L228: decayed -&gt; been produced in ... decays (?)</text:span> </text:p>
      <text:p text:style-name="P1"><text:s/></text:p>
      <text:p text:style-name="P2">L255: \Theta K the system -&gt; the \Theta K system </text:p>
      <text:p text:style-name="P4">I believe this has already been corrected in the most recent version.</text:p>
      <text:p text:style-name="P1"><text:s/></text:p>
      <text:p text:style-name="P2">L264: p-p collisions -&gt; pp collisions </text:p>
      <text:p text:style-name="P4">I believe this has already been corrected in the most recent version.</text:p>
      <text:p text:style-name="P1"><text:s/></text:p>
      <text:p text:style-name="P2">L266, L268, Eq.(9), Eq.(11), Eq(12): Why do not you make "THERM", "HIJING", </text:p>
      <text:p text:style-name="P2">"Total", "THERM.Bgd" indices upright? </text:p>
      <text:p text:style-name="P1"><text:s/></text:p>
      <text:p text:style-name="P2">L337: “Stavinskiy <text:s/>method” -&gt; Maybe, it would be worthy to add here a </text:p>
      <text:p text:style-name="P2">reference to the Appendix A? </text:p>
      <text:p text:style-name="P1"><text:s/></text:p>
      <text:p text:style-name="P2">Eq.(B.4): either d^3{r} or d{bold r} </text:p>
      <text:p text:style-name="P1"><text:s/></text:p>
      <text:p text:style-name="P2">Fig. C1: Usually we put (a), (b), (c)... labels on figures.</text:p>
      <text:p text:style-name="P2"/>
      <text:p text:style-name="P2"/>
      <text:p text:style-name="P12"/>
      <text:p text:style-name="P9"/>
      <text:p text:style-name="P9">Comments from Michael Weber</text:p>
      <text:p text:style-name="P9"/>
      <text:p text:style-name="P10">Line and equation numbers of diff file:<text:line-break/><text:span text:style-name="T5">- L45: "ΛK pairs" --&gt; Don't start a sentence with a symbol</text:span></text:p>
      <text:p text:style-name="P10"><text:span text:style-name="T5"/></text:p>
      <text:p text:style-name="P10"><text:span text:style-name="T5">- L45: "which only interact strong" --&gt; "which only interact strongly"</text:span></text:p>
      <text:p text:style-name="P10"><text:span text:style-name="T5"/></text:p>
      <text:p text:style-name="P10"><text:span text:style-name="T5">- L170: "4th" or "fourth" (not sure, usually numbers up to 9 are spelled out, see guidelines: " Numbers in the text should be spelled out for (1-9) unless they are part of a series or have a unit. ")</text:span></text:p>
      <text:p text:style-name="P10"><text:span text:style-name="T5"/></text:p>
      <text:p text:style-name="P10"><text:span text:style-name="T5">- Equation 1 and 2 (and text around it): "d" should be roman (see guidelines: "Derivatives: d$N$/d$y$ ")</text:span></text:p>
      <text:p text:style-name="P10"><text:line-break/><text:span text:style-name="T5">- Equation 11: in the equation itself "fit" is removed, but in the surrounding text it is still there. Also later (Eq. 14) you use "Fit" again. Maybe I am missing something and this is intended, but please check again.</text:span></text:p>
      <text:p text:style-name="P10"><text:span text:style-name="T1">Removed from the text surrounding Eq.10, but kept in Eq. 13</text:span></text:p>
      <text:p text:style-name="P10"><text:span text:style-name="T1"/></text:p>
      <text:p text:style-name="P10"><text:span text:style-name="T5">- Caption Fig.2: "6 th" --&gt; see comment above (maybe check the full text again?)</text:span></text:p>
      <text:p text:style-name="P10"><text:line-break/><text:span text:style-name="T5">- Ref [10]: avoid proceedings for references (check also others), do you need this one? Is there no full publication on the topic?</text:span></text:p>
      <text:p text:style-name="P11">Reference remov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3:26:24.504118018</meta:creation-date>
    <dc:date>2020-04-08T20:06:11.998409034</dc:date>
    <meta:editing-duration>PT4H44M1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76" meta:word-count="694" meta:character-count="3928" meta:non-whitespace-character-count="3229"/>
  </office:meta>
</office:document-meta>
</file>